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textarea-vertical-align="middle" draw:auto-grow-height="false" fo:min-height="0.75cm" fo:min-width="0.5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6cm" svg:height="1.59cm" svg:x="1cm" svg:y="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7cm" svg:x="19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0.6cm" svg:x="15cm" svg:y="1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0.6cm" svg:x="10cm" svg:y="11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1.2cm" svg:x="1.7cm" svg:y="17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" draw:text-style-name="P1" draw:layer="layout" svg:x1="3.6cm" svg:y1="18cm" svg:x2="5.5cm" svg:y2="18cm">
          <text:p/>
        </draw:line>
        <draw:frame draw:style-name="gr3" draw:layer="layout" svg:width="1.738cm" svg:height="0.962cm" svg:x="2.3cm" svg:y="16cm">
          <draw:text-box>
            <text:p>start</text:p>
          </draw:text-box>
        </draw:frame>
        <draw:custom-shape draw:style-name="gr1" draw:text-style-name="P1" draw:layer="layout" svg:width="0.8cm" svg:height="0.8cm" svg:x="10.2cm" svg:y="10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4" draw:text-style-name="P1" draw:layer="layout" svg:x1="11.4cm" svg:y1="10.7cm" svg:x2="13.2cm" svg:y2="10.7cm">
          <text:p/>
        </draw:line>
        <draw:frame draw:style-name="gr3" draw:layer="layout" svg:width="2.403cm" svg:height="0.962cm" svg:x="10.4cm" svg:y="9.4cm">
          <draw:text-box>
            <text:p>enemy</text:p>
          </draw:text-box>
        </draw:frame>
        <draw:line draw:style-name="gr2" draw:text-style-name="P1" draw:layer="layout" svg:x1="34.721cm" svg:y1="18.4cm" svg:x2="36.461cm" svg:y2="18.4cm">
          <text:p/>
        </draw:line>
        <draw:frame draw:style-name="gr3" draw:layer="layout" svg:width="1.979cm" svg:height="0.962cm" svg:x="34.621cm" svg:y="17.1cm">
          <draw:text-box>
            <text:p>finish</text:p>
          </draw:text-box>
        </draw:frame>
        <draw:custom-shape draw:style-name="gr5" draw:text-style-name="P2" draw:layer="layout" svg:width="1.2cm" svg:height="1.1cm" svg:x="4.8cm" svg:y="7.2cm">
          <text:p text:style-name="P2"><text:span text:style-name="T1">PU</text:span></text:p>
          <draw:enhanced-geometry svg:viewBox="0 0 21600 21600" draw:path-stretchpoint-x="10800" draw:path-stretchpoint-y="10800" draw:text-areas="?f24 ?f26 ?f25 ?f27" draw:type="col-60da8460" draw:modifiers="2923.16076294278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draw:style-name="gr3" draw:layer="layout" svg:width="3.177cm" svg:height="0.962cm" svg:x="3.6cm" svg:y="5.9cm">
          <draw:text-box>
            <text:p>Power up</text:p>
          </draw:text-box>
        </draw:frame>
        <draw:custom-shape draw:style-name="gr1" draw:text-style-name="P1" draw:layer="layout" svg:width="2cm" svg:height="7cm" svg:x="25cm" svg:y="1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as Möring</meta:initial-creator>
    <meta:creation-date>2014-09-04T14:04:38</meta:creation-date>
    <dc:date>2014-09-04T15:21:55</dc:date>
    <dc:creator>Lukas Möring</dc:creator>
    <meta:editing-duration>PT16M57S</meta:editing-duration>
    <meta:editing-cycles>4</meta:editing-cycles>
    <meta:generator>LibreOffice/3.5$Linux_X86_64 LibreOffice_project/350m1$Build-2</meta:generator>
    <meta:document-statistic meta:object-count="15"/>
  </office:meta>
</office:document-meta>
</file>